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ula1" style:family="table">
      <style:table-properties style:width="10.1181in" fo:margin-top="0in" fo:margin-bottom="0.0785in" table:align="margins" style:may-break-between-rows="false"/>
    </style:style>
    <style:style style:name="Taula1.A" style:family="table-column">
      <style:table-column-properties style:column-width="0.6326in" style:rel-column-width="4097*"/>
    </style:style>
    <style:style style:name="Taula1.B" style:family="table-column">
      <style:table-column-properties style:column-width="0.6806in" style:rel-column-width="4407*"/>
    </style:style>
    <style:style style:name="Taula1.C" style:family="table-column">
      <style:table-column-properties style:column-width="0.8014in" style:rel-column-width="5190*"/>
    </style:style>
    <style:style style:name="Taula1.D" style:family="table-column">
      <style:table-column-properties style:column-width="0.7188in" style:rel-column-width="4655*"/>
    </style:style>
    <style:style style:name="Taula1.E" style:family="table-column">
      <style:table-column-properties style:column-width="1.3542in" style:rel-column-width="8770*"/>
    </style:style>
    <style:style style:name="Taula1.F" style:family="table-column">
      <style:table-column-properties style:column-width="1.1979in" style:rel-column-width="7758*"/>
    </style:style>
    <style:style style:name="Taula1.G" style:family="table-column">
      <style:table-column-properties style:column-width="3.1313in" style:rel-column-width="20281*"/>
    </style:style>
    <style:style style:name="Taula1.H" style:family="table-column">
      <style:table-column-properties style:column-width="1.6021in" style:rel-column-width="10377*"/>
    </style:style>
    <style:style style:name="Taula1.1" style:family="table-row">
      <style:table-row-properties fo:keep-together="always"/>
    </style:style>
    <style:style style:name="Tau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ula1.D1" style:family="table-cell">
      <style:table-cell-properties fo:padding="0.0382in" fo:border="0.05pt solid #000000"/>
    </style:style>
    <style:style style:name="Taula1.G1" style:family="table-cell">
      <style:table-cell-properties fo:padding="0.0382in" fo:border="none"/>
    </style:style>
    <style:style style:name="Taula1.A2" style:family="table-cell">
      <style:table-cell-properties fo:padding="0.0382in" fo:border-left="0.05pt solid #000000" fo:border-right="none" fo:border-top="none" fo:border-bottom="0.05pt solid #000000"/>
    </style:style>
    <style:style style:name="Taula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ula1.6" style:family="table-row">
      <style:table-row-properties style:min-row-height="0.2563in" fo:keep-together="always"/>
    </style:style>
    <style:style style:name="Taula1.8" style:family="table-row">
      <style:table-row-properties style:min-row-height="0.2403in" fo:keep-together="always"/>
    </style:style>
    <style:style style:name="Taula1.9" style:family="table-row">
      <style:table-row-properties style:min-row-height="0.4021in" fo:keep-together="always"/>
    </style:style>
    <style:style style:name="P1" style:family="paragraph" style:parent-style-name="Table_20_Contents">
      <style:paragraph-properties fo:text-align="justify" style:justify-single-word="false"/>
    </style:style>
    <style:style style:name="P2" style:family="paragraph" style:parent-style-name="Table_20_Contents"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8pt" style:font-size-asian="8pt" style:font-size-complex="8pt"/>
    </style:style>
    <style:style style:name="P4" style:family="paragraph" style:parent-style-name="Table_20_Contents">
      <style:text-properties style:font-name="DejaVu Serif" fo:font-size="6pt" style:font-size-asian="6pt" style:font-size-complex="6pt"/>
    </style:style>
    <style:style style:name="P5" style:family="paragraph" style:parent-style-name="Standard">
      <style:paragraph-properties fo:line-height="0.2083in" fo:text-align="justify" style:justify-single-word="false"/>
      <style:text-properties fo:font-size="11pt" style:font-size-asian="11pt"/>
    </style:style>
    <style:style style:name="P6" style:family="paragraph" style:parent-style-name="Footnote">
      <style:paragraph-properties fo:text-align="end" style:justify-single-word="false"/>
    </style:style>
    <style:style style:name="P7" style:family="paragraph" style:parent-style-name="Footnote">
      <style:text-properties fo:color="#000000" style:font-name="DejaVu Serif"/>
    </style:style>
    <style:style style:name="P8" style:family="paragraph" style:parent-style-name="Standard">
      <style:paragraph-properties fo:line-height="0.2083in" fo:text-align="justify" style:justify-single-word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57588688" text:id="ct57588688">
          <text:insertion>
            <office:change-info>
              <dc:creator>usuari </dc:creator>
              <dc:date>2013-01-17T18:26:00</dc:date>
            </office:change-info>
          </text:insertion>
        </text:changed-region>
        <text:changed-region xml:id="ct57560784" text:id="ct57560784">
          <text:insertion>
            <office:change-info>
              <dc:creator>usuari </dc:creator>
              <dc:date>2013-02-05T16:27:00</dc:date>
            </office:change-info>
          </text:insertion>
        </text:changed-region>
        <text:changed-region xml:id="ct57602240" text:id="ct57602240">
          <text:insertion>
            <office:change-info>
              <dc:creator>usuari </dc:creator>
              <dc:date>2013-01-17T18:59:00</dc:date>
            </office:change-info>
          </text:insertion>
        </text:changed-region>
        <text:changed-region xml:id="ct57602032" text:id="ct57602032">
          <text:insertion>
            <office:change-info>
              <dc:creator>usuari </dc:creator>
              <dc:date>2013-01-17T18:59:00</dc:date>
            </office:change-info>
          </text:insertion>
        </text:changed-region>
        <text:changed-region xml:id="ct56606688" text:id="ct56606688">
          <text:insertion>
            <office:change-info>
              <dc:creator>usuari </dc:creator>
              <dc:date>2013-01-17T19:03:00</dc:date>
            </office:change-info>
          </text:insertion>
        </text:changed-region>
        <text:changed-region xml:id="ct56605872" text:id="ct56605872">
          <text:insertion>
            <office:change-info>
              <dc:creator>usuari </dc:creator>
              <dc:date>2013-01-17T19:00:00</dc:date>
            </office:change-info>
          </text:insertion>
        </text:changed-region>
        <text:changed-region xml:id="ct57012864" text:id="ct57012864">
          <text:insertion>
            <office:change-info>
              <dc:creator>usuari </dc:creator>
              <dc:date>2013-01-17T19:00:00</dc:date>
            </office:change-info>
          </text:insertion>
        </text:changed-region>
        <text:changed-region xml:id="ct56623056" text:id="ct56623056">
          <text:insertion>
            <office:change-info>
              <dc:creator>usuari </dc:creator>
              <dc:date>2013-01-17T19:00:00</dc:date>
            </office:change-info>
          </text:insertion>
        </text:changed-region>
        <text:changed-region xml:id="ct57601440" text:id="ct57601440">
          <text:insertion>
            <office:change-info>
              <dc:creator>usuari </dc:creator>
              <dc:date>2013-01-17T19:03:00</dc:date>
            </office:change-info>
          </text:insertion>
        </text:changed-region>
        <text:changed-region xml:id="ct57598256" text:id="ct57598256">
          <text:insertion>
            <office:change-info>
              <dc:creator>usuari </dc:creator>
              <dc:date>2013-01-17T19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column table:style-name="Taula1.G"/>
        <table:table-column table:style-name="Taula1.H"/>
        <table:table-row table:style-name="Taula1.1">
          <table:table-cell table:style-name="Taula1.A1" table:number-columns-spanned="3" office:value-type="string">
            <text:p text:style-name="P2"><office:annotation><dc:creator>usuari </dc:creator><dc:date>2013-01-17T18:23:51</dc:date><text:p text:style-name="P9"><text:span text:style-name="T1">do table for Report in reports</text:span></text:p></office:annotation>Departament</text:p>
          </table:table-cell>
          <table:covered-table-cell/>
          <table:covered-table-cell/>
          <table:table-cell table:style-name="Taula1.D1" table:number-columns-spanned="3" office:value-type="string">
            <text:p text:style-name="P2"/>
          </table:table-cell>
          <table:covered-table-cell/>
          <table:covered-table-cell/>
          <table:table-cell table:style-name="Taula1.G1" office:value-type="string">
            <text:p text:style-name="P2"/>
          </table:table-cell>
          <table:table-cell table:style-name="Taula1.G1" office:value-type="string">
            <text:p text:style-name="P2"/>
          </table:table-cell>
        </table:table-row>
        <table:table-row table:style-name="Taula1.1">
          <table:table-cell table:style-name="Taula1.A2" table:number-columns-spanned="3" office:value-type="string">
            <text:p text:style-name="P2">Professor</text:p>
          </table:table-cell>
          <table:covered-table-cell/>
          <table:covered-table-cell/>
          <table:table-cell table:style-name="Taula1.D2" table:number-columns-spanned="3" office:value-type="string">
            <text:p text:style-name="P2"><text:change-start text:change-id="ct57588688"/>Report.professor<text:change-end text:change-id="ct57588688"/></text:p>
          </table:table-cell>
          <table:covered-table-cell/>
          <table:covered-table-cell/>
          <table:table-cell table:style-name="Taula1.G1" office:value-type="string">
            <text:p text:style-name="P2"/>
          </table:table-cell>
          <table:table-cell table:style-name="Taula1.G1" office:value-type="string">
            <text:p text:style-name="P2"/>
          </table:table-cell>
        </table:table-row>
        <table:table-row table:style-name="Taula1.1">
          <table:table-cell table:style-name="Taula1.A2" table:number-columns-spanned="3" office:value-type="string">
            <text:p text:style-name="P2">Data de la Baixa</text:p>
          </table:table-cell>
          <table:covered-table-cell/>
          <table:covered-table-cell/>
          <table:table-cell table:style-name="Taula1.D2" table:number-columns-spanned="3" office:value-type="string">
            <text:p text:style-name="P2"><text:change-start text:change-id="ct57560784"/>Report.data<text:change-end text:change-id="ct57560784"/></text:p>
          </table:table-cell>
          <table:covered-table-cell/>
          <table:covered-table-cell/>
          <table:table-cell table:style-name="Taula1.G1" office:value-type="string">
            <text:p text:style-name="P2"/>
          </table:table-cell>
          <table:table-cell table:style-name="Taula1.G1" office:value-type="string">
            <text:p text:style-name="P2"/>
          </table:table-cell>
        </table:table-row>
        <table:table-row table:style-name="Taula1.1">
          <table:table-cell table:style-name="Taula1.G1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1" office:value-type="string">
            <text:p text:style-name="P3">Hora</text:p>
          </table:table-cell>
          <table:table-cell table:style-name="Taula1.A1" office:value-type="string">
            <text:p text:style-name="P3">Grup</text:p>
          </table:table-cell>
          <table:table-cell table:style-name="Taula1.A1" office:value-type="string">
            <text:p text:style-name="P3">Matèria</text:p>
          </table:table-cell>
          <table:table-cell table:style-name="Taula1.A1" office:value-type="string">
            <text:p text:style-name="P3">Aula</text:p>
          </table:table-cell>
          <table:table-cell table:style-name="Taula1.A1" office:value-type="string">
            <text:p text:style-name="P3">Professor de Guàrdia</text:p>
          </table:table-cell>
          <table:table-cell table:style-name="Taula1.A1" office:value-type="string">
            <text:p text:style-name="P3">Comentaris per al professor de guàrdia</text:p>
          </table:table-cell>
          <table:table-cell table:style-name="Taula1.A1" office:value-type="string">
            <text:p text:style-name="P3">Feina a fer</text:p>
          </table:table-cell>
          <table:table-cell table:style-name="Taula1.D1" office:value-type="string">
            <text:p text:style-name="P3">Feina Realitzada</text:p>
          </table:table-cell>
        </table:table-row>
        <table:table-row table:style-name="Taula1.6"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D2" office:value-type="string">
            <text:p text:style-name="P4"/>
          </table:table-cell>
        </table:table-row>
        <table:table-row table:style-name="Taula1.1">
          <table:table-cell table:style-name="Taula1.A2" office:value-type="string">
            <text:p text:style-name="P4"><text:change-start text:change-id="ct57602240"/>Impartir.hora<text:change-end text:change-id="ct57602240"/><office:annotation><dc:creator>usuari </dc:creator><dc:date>2013-01-17T18:57:58</dc:date><text:p text:style-name="P9"><text:span text:style-name="T2">do row for Impartir in Report.imparticions</text:span></text:p></office:annotation></text:p>
          </table:table-cell>
          <table:table-cell table:style-name="Taula1.A2" office:value-type="string">
            <text:p text:style-name="P4"><text:change-start text:change-id="ct57602032"/>Impartir.grup<text:change-end text:change-id="ct57602032"/></text:p>
          </table:table-cell>
          <table:table-cell table:style-name="Taula1.A2" office:value-type="string">
            <text:p text:style-name="P4"><text:change-start text:change-id="ct56606688"/>Impartir.assignatura<text:change-end text:change-id="ct56606688"/></text:p>
          </table:table-cell>
          <table:table-cell table:style-name="Taula1.A2" office:value-type="string">
            <text:p text:style-name="P4"><text:change-start text:change-id="ct56605872"/>Impartir.aula<text:change-end text:change-id="ct56605872"/></text:p>
          </table:table-cell>
          <table:table-cell table:style-name="Taula1.A2" office:value-type="string">
            <text:p text:style-name="P4"><text:change-start text:change-id="ct57012864"/>Impartir.profguard<text:change-end text:change-id="ct57012864"/></text:p>
          </table:table-cell>
          <table:table-cell table:style-name="Taula1.A2" office:value-type="string">
            <text:p text:style-name="P4"><text:change-start text:change-id="ct56623056"/>Impartir.comments<text:change-end text:change-id="ct56623056"/></text:p>
          </table:table-cell>
          <table:table-cell table:style-name="Taula1.A2" office:value-type="string">
            <text:p text:style-name="P4"><text:change-start text:change-id="ct57601440"/>Impartir.feina<text:change-end text:change-id="ct57601440"/></text:p>
          </table:table-cell>
          <table:table-cell table:style-name="Taula1.D2" office:value-type="string">
            <text:p text:style-name="P4"><text:change-start text:change-id="ct57598256"/>Impartir.comments2<text:change-end text:change-id="ct57598256"/></text:p>
          </table:table-cell>
        </table:table-row>
        <table:table-row table:style-name="Taula1.8"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A2" office:value-type="string">
            <text:p text:style-name="P4"/>
          </table:table-cell>
          <table:table-cell table:style-name="Taula1.D2" office:value-type="string">
            <text:p text:style-name="P4"/>
          </table:table-cell>
        </table:table-row>
        <table:table-row table:style-name="Taula1.9"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  <table:table-cell table:style-name="Taula1.G1" office:value-type="string">
            <text:p text:style-name="P4"/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Droid Sans" svg:font-family="'Droid Sans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default-outline-level="" style:class="extra">
      <style:paragraph-properties fo:margin="100%" fo:margin-left="0.1965in" fo:margin-right="0in" fo:text-indent="-0.1965in" style:auto-text-indent="false" text:number-lines="false" text:line-number="0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line-height="150%"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ula3" style:family="table">
      <style:table-properties style:width="10.1139in" table:align="left"/>
    </style:style>
    <style:style style:name="Taula3.A" style:family="table-column">
      <style:table-column-properties style:column-width="1.9889in"/>
    </style:style>
    <style:style style:name="Taula3.B" style:family="table-column">
      <style:table-column-properties style:column-width="4.8688in"/>
    </style:style>
    <style:style style:name="Taula3.C" style:family="table-column">
      <style:table-column-properties style:column-width="3.2563in"/>
    </style:style>
    <style:style style:name="Taula3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justify" style:justify-single-word="false"/>
    </style:style>
    <style:style style:name="MP2" style:family="paragraph" style:parent-style-name="Standard">
      <style:paragraph-properties fo:line-height="0.2083in" fo:text-align="justify" style:justify-single-word="false"/>
    </style:style>
    <style:style style:name="MP3" style:family="paragraph" style:parent-style-name="Standard">
      <style:paragraph-properties fo:line-height="0.2083in" fo:text-align="justify" style:justify-single-word="false"/>
      <style:text-properties fo:font-size="11pt" style:font-size-asian="11pt"/>
    </style:style>
    <style:style style:name="MP4" style:family="paragraph" style:parent-style-name="Footnote">
      <style:paragraph-properties fo:text-align="end" style:justify-single-word="false"/>
    </style:style>
    <style:page-layout style:name="Mpm1">
      <style:page-layout-properties fo:page-width="11.6929in" fo:page-height="8.2681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1">[ Logo ]</text:p>
            </table:table-cell>
            <table:table-cell table:style-name="Taula3.A1" office:value-type="string">
              <text:p text:style-name="MP2">[ Nom del Centre ]</text:p>
            </table:table-cell>
            <table:table-cell table:style-name="Taula3.A1" office:value-type="string">
              <text:p text:style-name="MP3">[ Imatge del Centre ]</text:p>
            </table:table-cell>
          </table:table-row>
        </table:table>
        <text:p text:style-name="Standard"/>
      </style:header>
      <style:footer>
        <text:p text:style-name="MP4"><text:page-number text:select-page="current">1</text:page-number> de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1-12-07T11:59:14</meta:creation-date>
    <dc:date>2013-07-20T17:37:51</dc:date>
    <dc:creator>dani </dc:creator>
    <meta:editing-duration>PT1H54M56S</meta:editing-duration>
    <meta:editing-cycles>32</meta:editing-cycles>
    <meta:generator>LibreOffice/3.5$Linux_X86_64 LibreOffice_project/350m1$Build-2</meta:generator>
    <meta:document-statistic meta:table-count="2" meta:image-count="0" meta:object-count="0" meta:page-count="1" meta:paragraph-count="25" meta:word-count="52" meta:character-count="348" meta:non-whitespace-character-count="323"/>
  </office:meta>
</office:document-meta>
</file>